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8f4" officeooo:paragraph-rsid="000aa8f4"/>
    </style:style>
    <style:style style:name="P2" style:family="paragraph" style:parent-style-name="Standard">
      <style:text-properties style:font-name="Courier New" fo:font-size="8pt" officeooo:rsid="000aa8f4" officeooo:paragraph-rsid="000aa8f4" style:font-size-asian="8pt" style:font-size-complex="8pt"/>
    </style:style>
    <style:style style:name="P3" style:family="paragraph" style:parent-style-name="Standard">
      <style:text-properties style:font-name="Courier New" fo:font-size="8pt" officeooo:rsid="000df0a1" officeooo:paragraph-rsid="000df0a1" style:font-size-asian="8pt" style:font-size-complex="8pt"/>
    </style:style>
    <style:style style:name="P4" style:family="paragraph" style:parent-style-name="Standard">
      <style:text-properties style:font-name="Courier New" fo:font-size="8pt" officeooo:rsid="0010e10f" officeooo:paragraph-rsid="0010e10f" style:font-size-asian="8pt" style:font-size-complex="8pt"/>
    </style:style>
    <style:style style:name="P5" style:family="paragraph" style:parent-style-name="Standard">
      <style:text-properties style:font-name="Courier New" fo:font-size="8pt" officeooo:rsid="00213bbe" officeooo:paragraph-rsid="00213bbe" style:font-size-asian="8pt" style:font-size-complex="8pt"/>
    </style:style>
    <style:style style:name="P6" style:family="paragraph" style:parent-style-name="Standard">
      <style:text-properties style:font-name="Liberation Serif" fo:font-size="12pt" officeooo:rsid="000aa8f4" officeooo:paragraph-rsid="000aa8f4" style:font-size-asian="10.5pt" style:font-size-complex="12pt"/>
    </style:style>
    <style:style style:name="P7" style:family="paragraph" style:parent-style-name="Standard">
      <style:text-properties style:font-name="Liberation Serif" fo:font-size="12pt" officeooo:rsid="000aa8f4" officeooo:paragraph-rsid="000be47c" style:font-size-asian="10.5pt" style:font-size-complex="12pt"/>
    </style:style>
    <style:style style:name="P8" style:family="paragraph" style:parent-style-name="Standard">
      <style:text-properties style:font-name="Liberation Serif" fo:font-size="12pt" officeooo:rsid="000aa8f4" officeooo:paragraph-rsid="0026bb2a" style:font-size-asian="10.5pt" style:font-size-complex="12pt"/>
    </style:style>
    <style:style style:name="P9" style:family="paragraph" style:parent-style-name="Standard">
      <style:text-properties style:font-name="Liberation Serif" fo:font-size="12pt" officeooo:rsid="000be47c" officeooo:paragraph-rsid="000be47c" style:font-size-asian="10.5pt" style:font-size-complex="12pt"/>
    </style:style>
    <style:style style:name="P10" style:family="paragraph" style:parent-style-name="Standard">
      <style:text-properties style:font-name="Liberation Serif" fo:font-size="12pt" officeooo:rsid="000ecefe" officeooo:paragraph-rsid="000ecefe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0ecefe" officeooo:paragraph-rsid="00128acd" style:font-size-asian="12pt" style:font-size-complex="12pt"/>
    </style:style>
    <style:style style:name="T1" style:family="text">
      <style:text-properties officeooo:rsid="000be47c"/>
    </style:style>
    <style:style style:name="T2" style:family="text">
      <style:text-properties officeooo:rsid="000c0848"/>
    </style:style>
    <style:style style:name="T3" style:family="text">
      <style:text-properties officeooo:rsid="000e1e4d"/>
    </style:style>
    <style:style style:name="T4" style:family="text">
      <style:text-properties fo:font-style="italic" style:text-underline-style="none" officeooo:rsid="0010e10f" style:font-style-asian="italic" style:font-style-complex="italic"/>
    </style:style>
    <style:style style:name="T5" style:family="text">
      <style:text-properties fo:font-style="normal" style:text-underline-style="none" officeooo:rsid="0010e10f" style:font-style-asian="normal" style:font-style-complex="normal"/>
    </style:style>
    <style:style style:name="T6" style:family="text">
      <style:text-properties fo:font-style="normal" style:text-underline-style="none" officeooo:rsid="00128acd" style:font-style-asian="normal" style:font-style-complex="normal"/>
    </style:style>
    <style:style style:name="T7" style:family="text">
      <style:text-properties fo:font-style="normal" style:text-underline-style="none" officeooo:rsid="001428ec" style:font-style-asian="normal" style:font-style-complex="normal"/>
    </style:style>
    <style:style style:name="T8" style:family="text">
      <style:text-properties fo:font-style="normal" style:text-underline-style="none" officeooo:rsid="00148310" style:font-style-asian="normal" style:font-style-complex="normal"/>
    </style:style>
    <style:style style:name="T9" style:family="text">
      <style:text-properties officeooo:rsid="001428ec"/>
    </style:style>
    <style:style style:name="T10" style:family="text">
      <style:text-properties officeooo:rsid="00167db2"/>
    </style:style>
    <style:style style:name="T11" style:family="text">
      <style:text-properties officeooo:rsid="0016e86e"/>
    </style:style>
    <style:style style:name="T12" style:family="text">
      <style:text-properties officeooo:rsid="00186d70"/>
    </style:style>
    <style:style style:name="T13" style:family="text">
      <style:text-properties officeooo:rsid="00195797"/>
    </style:style>
    <style:style style:name="T14" style:family="text">
      <style:text-properties officeooo:rsid="0022f143"/>
    </style:style>
    <style:style style:name="T15" style:family="text">
      <style:text-properties officeooo:rsid="0026bb2a"/>
    </style:style>
    <style:style style:name="T16" style:family="text">
      <style:text-properties officeooo:rsid="0029912c"/>
    </style:style>
    <style:style style:name="T17" style:family="text">
      <style:text-properties officeooo:rsid="002b2179"/>
    </style:style>
    <style:style style:name="T18" style:family="text">
      <style:text-properties officeooo:rsid="002e58f0"/>
    </style:style>
    <style:style style:name="T19" style:family="text">
      <style:text-properties officeooo:rsid="00301027"/>
    </style:style>
    <style:style style:name="T20" style:family="text">
      <style:text-properties officeooo:rsid="00305b87"/>
    </style:style>
    <style:style style:name="T21" style:family="text">
      <style:text-properties officeooo:rsid="00323ebc"/>
    </style:style>
    <style:style style:name="T22" style:family="text">
      <style:text-properties officeooo:rsid="0033e028"/>
    </style:style>
    <style:style style:name="T23" style:family="text">
      <style:text-properties officeooo:rsid="0036db7f"/>
    </style:style>
    <style:style style:name="T24" style:family="text">
      <style:text-properties officeooo:rsid="0039f962"/>
    </style:style>
    <style:style style:name="T25" style:family="text">
      <style:text-properties officeooo:rsid="003a6405"/>
    </style:style>
    <style:style style:name="T26" style:family="text">
      <style:text-properties officeooo:rsid="003ab21c"/>
    </style:style>
    <style:style style:name="T27" style:family="text">
      <style:text-properties officeooo:rsid="003c63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uppet Labs<text:line-break/>Software Engineer Intern – <text:span text:style-name="T26">Server</text:span> Team (2018)</text:p>
      <text:p text:style-name="P6">Anton Bilbaeno</text:p>
      <text:p text:style-name="P8">2/20/18</text:p>
      <text:p text:style-name="P8"><text:line-break/>Programming Challenge #1: Print If Prime</text:p>
      <text:p text:style-name="P2"/>
      <text:p text:style-name="P2">#!/usr/bin/ruby</text:p>
      <text:p text:style-name="P2"/>
      <text:p text:style-name="P2"># Puppet Labs</text:p>
      <text:p text:style-name="P2"># Software Engineer Intern - <text:span text:style-name="T27">Server</text:span> Team Application</text:p>
      <text:p text:style-name="P2"># 2/19/18</text:p>
      <text:p text:style-name="P3"># Programming Challenge Option #1: Range, Sum, Print if Prime</text:p>
      <text:p text:style-name="P3"># Description: # Generate a range of sequ<text:span text:style-name="T25">­</text:span>ential numbers from 1 to 100000 (inclusive), and for each number in the range, add the digits of that number together. Print the sum of those digits if the sum is a prime number. Otherwise, print nothing.</text:p>
      <text:p text:style-name="P2"/>
      <text:p text:style-name="P2">require 'prime'</text:p>
      <text:p text:style-name="P2"/>
      <text:p text:style-name="P2">def printIfPrime(n)</text:p>
      <text:p text:style-name="P2"><text:s text:c="2"/>if Prime.prime?(n)</text:p>
      <text:p text:style-name="P2"><text:s text:c="4"/>puts n</text:p>
      <text:p text:style-name="P2"><text:s text:c="2"/>end</text:p>
      <text:p text:style-name="P2">end</text:p>
      <text:p text:style-name="P2"/>
      <text:p text:style-name="P2">[*1..100000].each { |x| printIfPrime(x.to_s.chars.map(&amp;:to_i).reduce(:+)) }</text:p>
      <text:p text:style-name="P1"/>
      <text:p text:style-name="P1">Below is a step by step breakdown of how I <text:span text:style-name="T16">arrived</text:span> <text:span text:style-name="T16">at </text:span>the <text:span text:style-name="T16">result above</text:span>:</text:p>
      <text:p text:style-name="P1"><text:span text:style-name="T2">1</text:span>. [*1..100000] is the creation of an array from 1 to 100000, inclusive.</text:p>
      <text:p text:style-name="P1"><text:span text:style-name="T2">2</text:span>. ".each" goes through each item in the array</text:p>
      <text:p text:style-name="P1"><text:span text:style-name="T2">3</text:span>. "|x|" defines the variable name used when iterating through the array with .each as x</text:p>
      <text:p text:style-name="P1"><text:span text:style-name="T2">4</text:span>. "to_s" returns a string representation of the integer x</text:p>
      <text:p text:style-name="P1"><text:span text:style-name="T2">5</text:span>. "chars" returns <text:span text:style-name="T17">an array of </text:span>individual character <text:span text:style-name="T17">from a </text:span>string</text:p>
      <text:p text:style-name="P1">* At this point we have gone from a <text:span text:style-name="T10">single</text:span> integer into an array of characters.</text:p>
      <text:p text:style-name="P1"><text:span text:style-name="T18">6</text:span>. map allows you to go through <text:span text:style-name="T11">items</text:span> in array and perform an operation</text:p>
      <text:p text:style-name="P1"><text:span text:style-name="T18">7</text:span>. In this case we're going through every item (indicate<text:span text:style-name="T19">d</text:span> by the &amp; symbol) and performing the operation "to_i" which <text:span text:style-name="T12">will return the integer representation of our character</text:span>, so now we have an array of integers instead of an array of <text:span text:style-name="T12">characters</text:span>.</text:p>
      <text:p text:style-name="P1"><text:span text:style-name="T18">8</text:span>. "reduce" <text:span text:style-name="T13">allows you to take an enumerable and reduce it to a single value, in our case, we’re looking to have reduce provide us with the sum of our array of integers</text:span></text:p>
      <text:p text:style-name="P1"><text:span text:style-name="T20">9. Finally, we have to check if this sum of our array of integers is prime or not. </text:span>Originally I had the one liner print every time <text:span text:style-name="T2">for testing and added the </text:span>check <text:span text:style-name="T2">for being a </text:span>prime number at the end. <text:span text:style-name="T2">This required multiple lines. Using a</text:span> multi-line "each" <text:span text:style-name="T21">looks like </text:span>this: </text:p>
      <text:p text:style-name="P2">[*1..100000].each do |x|</text:p>
      <text:p text:style-name="P2"><text:s text:c="2"/>sum_of_digits = x.to_s.chars.map(&amp;:to_i).reduce(:+)</text:p>
      <text:p text:style-name="P2"><text:s text:c="2"/>if Prime.prime?(sum_of_digits)</text:p>
      <text:p text:style-name="P2"><text:s text:c="4"/>puts sum_of_digits</text:p>
      <text:p text:style-name="P2"><text:s text:c="2"/>end</text:p>
      <text:p text:style-name="P2">end</text:p>
      <text:p text:style-name="P1">- This result is a little more readable, but potentially uses more memory <text:span text:style-name="T22">by storing the result before evaluating if it needs to be printed?</text:span></text:p>
      <text:p text:style-name="P1">- I'm not sure how to check memory <text:span text:style-name="T23">at this point in time</text:span>, but I did try to time the results to see if either one was quicker. The results varied from 400-600 milliseconds for both implementations, so I couldn't draw any conclusions there. This code is <text:span text:style-name="T3">on the next page below.</text:span></text:p>
      <text:p text:style-name="P1">- <text:span text:style-name="T3">Side note: </text:span>I used the built-in Prime.prime?() function because I'm sure that's going to be much faster than anything I could cobble together at this time.</text:p>
      <text:p text:style-name="P2"/>
      <text:p text:style-name="P2"/>
      <text:p text:style-name="P2"/>
      <text:p text:style-name="P2"><text:soft-page-break/># Attempt at trying to benchmark my code with time… <text:span text:style-name="T15">unsuccessful</text:span>, results too varied</text:p>
      <text:p text:style-name="P2">require 'benchmark'</text:p>
      <text:p text:style-name="P2">time = Benchmark.realtime do </text:p>
      <text:p text:style-name="P2"><text:s text:c="2"/>[*1..100000].each { |x| printIfPrime(x.to_s.chars.map(&amp;:to_i).reduce(:+)) }</text:p>
      <text:p text:style-name="P2">end</text:p>
      <text:p text:style-name="P2">puts "Time elapsed #{time*1000} milliseconds"</text:p>
      <text:p text:style-name="P2"/>
      <text:p text:style-name="P2">time = Benchmark.realtime do </text:p>
      <text:p text:style-name="P2"><text:s text:c="2"/>[*1..100000].each do |x|</text:p>
      <text:p text:style-name="P2"><text:s text:c="4"/>sum_of_digits = x.to_s.chars.map(&amp;:to_i).reduce(:+)</text:p>
      <text:p text:style-name="P2"><text:s text:c="4"/>if Prime.prime?(sum_of_digits)</text:p>
      <text:p text:style-name="P2"><text:s text:c="6"/>puts sum_of_digits</text:p>
      <text:p text:style-name="P2"><text:s text:c="4"/>end</text:p>
      <text:p text:style-name="P2"><text:s text:c="2"/>end</text:p>
      <text:p text:style-name="P2">end</text:p>
      <text:p text:style-name="P2">puts "Time elapsed #{time*1000} milliseconds"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rogramming Challenge #<text:span text:style-name="T1">2</text:span>: <text:span text:style-name="T1">Stopwatch Average</text:span></text:p>
      <text:p text:style-name="P9">After seeing <text:span text:style-name="T2">how easy Ruby makes things with all of the built-in syntax (to_i, to_s, chars, map, reduce, etc.), I looked at the Stopwatch problem and saw that it would be relatively simple to break apart the string, get the integers, and average them. I actually had some fun learning Ruby and figured I might as well give the Stopwatch problem a go. However, then I remembered about having to deal with user input…</text:span></text:p>
      <text:p text:style-name="P9"/>
      <text:p text:style-name="P4">#!/usr/bin/ruby</text:p>
      <text:p text:style-name="P4"/>
      <text:p text:style-name="P4"># Puppet Labs</text:p>
      <text:p text:style-name="P4"># 2/19/18</text:p>
      <text:p text:style-name="P4"># Programming Challenge Option #2: Average Stopwatch Time</text:p>
      <text:p text:style-name="P4"># Description: A stopwatch records lap times as strings of the form "MM:SS:HS", where MM = minutes, SS = seconds, and HS = hundredths of a second. Write a program or script that accepts two lap times and calculates their average, returning the result in the same string format. For example, given the strings "00:02:20" and "00:04:40" the solution would return "00:03:30".</text:p>
      <text:p text:style-name="P4"/>
      <text:p text:style-name="P5"># This function checks that the user input is in <text:span text:style-name="T14">the</text:span> valid format.</text:p>
      <text:p text:style-name="P4">def validTime(string)</text:p>
      <text:p text:style-name="P4"><text:s text:c="2"/># Check for expected length</text:p>
      <text:p text:style-name="P4"><text:s text:c="2"/>if string.length == 8</text:p>
      <text:p text:style-name="P4"><text:s text:c="4"/># do nothing, length is valid</text:p>
      <text:p text:style-name="P4"><text:s text:c="2"/>else</text:p>
      <text:p text:style-name="P4"><text:s text:c="4"/>puts "The time that you entered was not in the correct format.\nERROR: incorrect length."</text:p>
      <text:p text:style-name="P4"><text:s text:c="4"/>return false</text:p>
      <text:p text:style-name="P4"><text:s text:c="2"/>end</text:p>
      <text:p text:style-name="P4"/>
      <text:p text:style-name="P4"><text:s text:c="2"/># Delimiter in proper position</text:p>
      <text:p text:style-name="P4"><text:s text:c="2"/>valid_delimiter = true if string[2] == ":" and string[5] == ":"</text:p>
      <text:p text:style-name="P4"><text:s text:c="2"/>if string[2] == ":" and string[5] == ":"</text:p>
      <text:p text:style-name="P4"><text:s text:c="4"/># do nothing, delimiters in correct position</text:p>
      <text:p text:style-name="P4"><text:s text:c="2"/>else</text:p>
      <text:p text:style-name="P4"><text:s text:c="4"/>puts "The time that you entered was not in the correct format.\nERROR: Colons were not in their expected positions."</text:p>
      <text:p text:style-name="P4"><text:s text:c="4"/>return false</text:p>
      <text:p text:style-name="P4"><text:s text:c="2"/>end</text:p>
      <text:p text:style-name="P4"/>
      <text:p text:style-name="P4"><text:s text:c="2"/># Valid integer values</text:p>
      <text:p text:style-name="P4"><text:s text:c="2"/>numbers = string.split(":")</text:p>
      <text:p text:style-name="P4"><text:s text:c="2"/>for i in numbers</text:p>
      <text:p text:style-name="P4"/>
      <text:p text:style-name="P4"><text:s text:c="4"/># Remove a preceding zero if there is one</text:p>
      <text:p text:style-name="P4"><text:s text:c="4"/>if i[0] == "0"</text:p>
      <text:p text:style-name="P4"><text:s text:c="6"/>i = i[1]</text:p>
      <text:p text:style-name="P4"><text:s text:c="6"/>#puts "Removed preceeding zero."</text:p>
      <text:p text:style-name="P4"><text:s text:c="4"/>end</text:p>
      <text:p text:style-name="P4"/>
      <text:p text:style-name="P4"><text:s text:c="4"/># Check that we didn't convert any other characters to an integer in a somewhat obscure way by converting the input string to an integer and back to a string again. This takes care of the case where to_i will convert non integer characters to zero which are then valid integers in the check below.</text:p>
      <text:p text:style-name="P4"><text:s text:c="4"/>if not i.to_i.to_s == i</text:p>
      <text:p text:style-name="P4"><text:s text:c="6"/>puts "The time that you entered was not in the correct format.\nERROR: Invalid non-integer characters."</text:p>
      <text:p text:style-name="P4"><text:s text:c="6"/>return false</text:p>
      <text:p text:style-name="P4"><text:s text:c="4"/>end</text:p>
      <text:p text:style-name="P4"><text:s text:c="4"/></text:p>
      <text:p text:style-name="P4"><text:s text:c="4"/># Check that the number is between 0 and 99</text:p>
      <text:p text:style-name="P4"><text:s text:c="4"/># I'm not certain that this needs to occur after we check above that the characters were already integers.</text:p>
      <text:p text:style-name="P4"><text:s text:c="4"/>i = i.to_i</text:p>
      <text:p text:style-name="P4"><text:s text:c="4"/>if i &lt; 100 and i &gt; -1</text:p>
      <text:p text:style-name="P4"><text:s text:c="6"/># do nothing, valid integer value</text:p>
      <text:p text:style-name="P4"><text:s text:c="4"/>else</text:p>
      <text:p text:style-name="P4"><text:s text:c="6"/>puts "The time that you entered was not in the correct format.\nERROR: Integer values not between 00 and 99."</text:p>
      <text:p text:style-name="P4"><text:s text:c="6"/>return false</text:p>
      <text:p text:style-name="P4"><text:s text:c="4"/>end</text:p>
      <text:p text:style-name="P4"><text:s text:c="2"/>end</text:p>
      <text:p text:style-name="P4"/>
      <text:p text:style-name="P4"><text:s text:c="2"/>return true</text:p>
      <text:p text:style-name="P4">end</text:p>
      <text:p text:style-name="P4"><text:soft-page-break/>## Program Start</text:p>
      <text:p text:style-name="P4">puts "Welcome to the stopwatch time addition program!"</text:p>
      <text:p text:style-name="P4">puts "This program will take two times and average them. Times must be in the format 'MM:SS:HS' where MM is minutes, SS is seconds, and HS is hundredths of a second. Don't forget your colons!"</text:p>
      <text:p text:style-name="P4"/>
      <text:p text:style-name="P4"># Get Time #1</text:p>
      <text:p text:style-name="P4">valid_time = false</text:p>
      <text:p text:style-name="P4">until valid_time == true</text:p>
      <text:p text:style-name="P4"><text:s text:c="2"/>puts "\nPlease enter Time #1:"</text:p>
      <text:p text:style-name="P4"><text:s text:c="2"/>t1 = gets.chomp</text:p>
      <text:p text:style-name="P4"><text:s text:c="2"/>valid_time = validTime(t1)</text:p>
      <text:p text:style-name="P4">end</text:p>
      <text:p text:style-name="P4">puts "Thank you for entering Time #1."</text:p>
      <text:p text:style-name="P4"/>
      <text:p text:style-name="P4"># Get Time #2</text:p>
      <text:p text:style-name="P4">valid_time = false</text:p>
      <text:p text:style-name="P4">until valid_time == true</text:p>
      <text:p text:style-name="P4"><text:s text:c="2"/>puts "\nPlease enter Time #2:"</text:p>
      <text:p text:style-name="P4"><text:s text:c="2"/>t2 = gets.chomp</text:p>
      <text:p text:style-name="P4"><text:s text:c="2"/>valid_time = validTime(t2)</text:p>
      <text:p text:style-name="P4">end</text:p>
      <text:p text:style-name="P4">puts "Thank you for entering Time #2."</text:p>
      <text:p text:style-name="P4"/>
      <text:p text:style-name="P4"># Get the integer values between the colons</text:p>
      <text:p text:style-name="P4">t1 = t1.split(":").map{ |s| s.to_i }</text:p>
      <text:p text:style-name="P4">t2 = t2.split(":").map{ |s| s.to_i }</text:p>
      <text:p text:style-name="P4"># Add the values together</text:p>
      <text:p text:style-name="P4">total = [t1,t2].transpose.map{ |x| x.reduce(:+) }</text:p>
      <text:p text:style-name="P4"># Divide by 2 for the average</text:p>
      <text:p text:style-name="P4">average = total.collect{ |t| t / 2 }</text:p>
      <text:p text:style-name="P4"># Convert values back to a string</text:p>
      <text:p text:style-name="P4">string_total = average.map{ |i| i.to_s }</text:p>
      <text:p text:style-name="P4"># Prepend a 0 if single digit integer</text:p>
      <text:p text:style-name="P4">average.length.times do |i|</text:p>
      <text:p text:style-name="P4"><text:s text:c="2"/>if average[i] &lt; 10</text:p>
      <text:p text:style-name="P4"><text:s text:c="4"/>string_total[i].insert(0, "0")</text:p>
      <text:p text:style-name="P4"><text:s text:c="2"/>end</text:p>
      <text:p text:style-name="P4">end</text:p>
      <text:p text:style-name="P4"/>
      <text:p text:style-name="P4"># Print the result</text:p>
      <text:p text:style-name="P4">average = string_total[0] + ":" + string_total[1] + ":" + string_total[2]</text:p>
      <text:p text:style-name="P4">puts "\nThe average of Time #1 and Time #2 is:\n#{average}"</text:p>
      <text:p text:style-name="P3"/>
      <text:p text:style-name="P10">Notes:</text:p>
      <text:p text:style-name="P10">- Originally, the validTime function had three variables which I would set true or false based on the if-statements checking for length, delimiter position, and valid integer values. <text:span text:style-name="T9">However,</text:span> I found that I no longer needed <text:span text:style-name="T9">these boolean variables </text:span>and could <text:span text:style-name="T9">simply</text:span> return false immediately if any of the checks were not passed.</text:p>
      <text:p text:style-name="P10"><text:span text:style-name="T6">- I think I should have implemented everything in a function and not as much in the main body. Then, running the stopwatch program could be as simple as just calling a single line in the body.</text:span></text:p>
      <text:p text:style-name="P11"><text:span text:style-name="T6">- </text:span><text:span text:style-name="T5">I had a lot of </text:span><text:span text:style-name="T4">fun</text:span><text:span text:style-name="T5"> dealing with user inputs. </text:span><text:span text:style-name="T6">I think I have accounted for all cases here. There’s only so many buttons on a keyboard. I suppose it would be possible to generate all ASCII characters in an array </text:span><text:span text:style-name="T7">and feed them into the program. Specifically:</text:span><text:span text:style-name="T6"> re-write </text:span><text:span text:style-name="T7">the stopwatch program </text:span><text:span text:style-name="T6">into a function that takes two </text:span><text:span text:style-name="T7">input </text:span><text:span text:style-name="T6">strings and iterate through the array </text:span><text:span text:style-name="T8">of all possible characters</text:span><text:span text:style-name="T6"> </text:span><text:span text:style-name="T7">for input to the function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4:05:38.876073884</meta:creation-date>
    <dc:date>2018-02-22T11:22:53.605061546</dc:date>
    <meta:editing-duration>P1DT20H52M59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4" meta:paragraph-count="143" meta:word-count="1315" meta:character-count="7858" meta:non-whitespace-character-count="6472"/>
  </office:meta>
</office:document-meta>
</file>